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9.165cm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4.0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돋움" style:font-name-asian="돋움" style:font-name-complex="돋움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 fo:border="0.002cm solid #000000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3">
        <table:table-column table:style-name="co1" table:number-columns-repeated="6" table:default-cell-style-name="ce1"/>
        <table:table-column table:style-name="co6" table:default-cell-style-name="ce1"/>
        <table:table-column table:style-name="co1" table:default-cell-style-name="ce1"/>
        <table:table-column table:style-name="co3" table:number-columns-repeated="1016" table:default-cell-style-name="ce1"/>
        <table:table-row table:style-name="ro5" table:number-rows-repeated="3">
          <table:table-cell table:number-columns-repeated="7"/>
          <table:table-cell table:style-name="ce1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2"/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08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고객센터</text:p>
            <text:p>3) 바디 – 동물이미지 슬라이스, 로그인 클릭버튼, 공지게시판, 동물조회 링크(이미지)</text:p>
            <text:p>4) 오른쪽 사이트바 – 등록제 정보 링크(이미지로), 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 전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하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29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사용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하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헤더 – 이미지</text:p>
            <text:p>2) 헤더 네비 – 공지사항, 동물정보, 익명게시판, 분양게시판, 고객센터, 관리자 게시판</text:p>
            <text:p>3) 바디 – 동물이미지 슬라이스,(아이디)환영합니다.(마이페이지, 로그아웃), 공지게시판, 분양 검색</text:p>
            <text:p><text:s text:c="14"/>게시판</text:p>
            <text:p>4) 오른쪽 사이트바 – 등록제 정보 링크(이미지로), 등록조회 링크(이미지),</text:p>
            <text:p><text:s text:c="31"/>대한수의사회 링크(이미지로)</text:p>
            <text:p>5) 풋터 – 주소 등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 로그인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하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아이디, 이름, 비밀번호, 비밀번호 확인, 이메일, 주소, 전화번호, 계좌번호(선택)</text:p>
            <text:p>2) 비밀번호는 해싱(spring encoder)</text:p>
            <text:p><text:span text:style-name="T1">3) </text:span><text:span text:style-name="T1">계좌번호는 선택사항으로 입력</text:span><text:span text:style-name="T1">, </text:span><text:span text:style-name="T1">암호화</text:span></text:p>
            <text:p>4) 회원가입 등록 후 이메일 인증으로 확정 이메일 인증을 하지 않으면 등록된 회원 삭제</text:p>
            <text:p>5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8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이름, 비밀번호, 비밀번호 확인, 이메일, 주소, 전화번호, 계좌번호(선택), 동물등록번호</text:p>
            <text:p>2) 비밀번호는 해싱(spring encoder)</text:p>
            <text:p>3) 계좌번호는 선택사항으로 입력, 암호화</text:p>
            <text:p>4) 동물등록번호는 데이터베이스에 입력된 동물등록번호와 일치 확인</text:p>
            <text:p>5) 회원가입 등록 후 이메일 인증으로 확정 이메일 인증을 하지 않으면 등록된 회원 삭제</text:p>
            <text:p>6) 회원가입정보를 입력하기 전에 모든 약관을 동의해야 함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으로 가입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, 비밀번호 입력</text:p>
            <text:p>2) 아이디 기억하기 체크박스</text:p>
            <text:p>3) 아이디 찾기, 비밀번호 찾기, 회원가입</text:p>
            <text:p>4) 비밀번호찾기는 임시비밀번호를 이메일로 전송해줌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일반적으로 알아야 하는 것(반려동물등록 변경신고 및 재발급 등)에 대한 게시글</text:p>
            <text:p>2) 페이징은 10개씩 게시글을 보여주고, 페이지번호는 10개씩, 최신순으로 보여준다.</text:p>
            <text:p>3) 글쓰기는 관리자만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번호, 제목, 날짜, 조회수, 글 내용을 보여준다.</text:p>
            <text:p>2) 회원과 비회원는 목록만 보이게 하고, <text:s/>관리자는 목록, 수정, 삭제가 보이게 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강아지 단락, 고양이 단락, 기타 단락으로 보여준다.</text:p>
            <text:p>2) 기타 단락은 나중에 자료수집에 따라 변경될 수 있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맨 위 게시물에는 공지사항을 넣어준다(경고사항 등)</text:p>
            <text:p>2) 페이징은 30개씩 글을 보여주고 더보기를 누르면 30개씩 추가로 더 보여준다</text:p>
            <text:p>3) 더보기는 AJAX를 활용한다.</text:p>
            <text:p>4) 글쓰기는 닉네임과 비밀번호를 입력해줘야 한다.</text:p>
            <text:p>5) 글쓰는 곳은 본문과 더보기 사이로 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글 번호는 시퀀스로 한다.</text:p>
            <text:p>2) 사용자에게 보여줄 때는 글번호는 하이드로 가리고 닉네임과 글 내용만 보여준다.</text:p>
            <text:p>3) 삭제할때는 글번호에 맞는 비밀번호를 입력하면 삭제하게 한다.</text:p>
            <text:p>4) 관리자는 글번호만 구분해서 삭제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검색창에는 동물선택(강아지, 고양이, 기타), 품종(푸들 등등 20개씩 나머지는 기타), </text:p>
            <text:p><text:s text:c="4"/>크기(소,중,대), 지역(도, 시),</text:p>
            <text:p><text:s text:c="4"/>책임비(무료, 5만원 미만, 10만원 미만, 10만원 이상 ~ 50만원 미만, 50만원 이상 ~ 100만원, </text:p>
            <text:p><text:s text:c="4"/>100만원이상), 성별(수컷, 암컷)</text:p>
            <text:p>2) 검색창과 분양글 사이이에 분양 등록하기 넣기</text:p>
            <text:p>3) 분양글은 사진(사진이 없으면 동물에 맞쳐서 그림 넣어주기), 구분(강아지, 고양이, 기타), 품종,</text:p>
            <text:p><text:s text:c="4"/>제목, 성별, 지역, 작성일</text:p>
            <text:p>4) 아이디를 누르면 해당 아이디가 쓴글 보여주기, 아이디 신고</text:p>
            <text:p>5) 페이징은 20개씩 글을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분양 등록 버튼을 누르면 약관(법적인 처벌 약관)을 체크 후 등록 페이지로 이동 동의하지 않으면</text:p>
            <text:p><text:s text:c="4"/>메인으로 이동</text:p>
            <text:p>2) 작성자 ID(세션으로 자동작성), 제목, 분류(강아지, 고양이, 기타), 품종(푸들등 20개 나머지는 </text:p>
            <text:p><text:s text:c="4"/>기타), 크기(소,중,대), 성별(수컷, 암컷), 중성화여부(예, 아니오), 지역(도, 시),</text:p>
            <text:p><text:s text:c="4"/>책임비(무료, 5만원 미만, 10만원 미만, 10만원 이상 ~ 50만원 미만, 50만원 이상 ~ 100만원, </text:p>
            <text:p><text:s text:c="4"/>100만원이상), 회원가입에 작성한 동물등록번호 확인, 분양할 등록번호 입력</text:p>
            <text:p>3) 이미지 업로드 버튼(멀티업로드)</text:p>
            <text:p>4) 상세 설명 작성(텍스트에어리어)</text:p>
            <text:p>5) 등록하기, 취소 버튼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3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자회원만 작성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제목, 분류, 종류, 크기, 성별, 중성화여부, 날짜, 지역, 책임비, 이미지, 글내용</text:p>
            <text:p>2) 입양신청하기버튼, 작성자만 수정, 삭제기능 보임</text:p>
            <text:p>3) 댓글 쓰기페이지, 댓글 등록 버튼</text:p>
            <text:p>4) 페이징은 10개씩 보여주고 더보기로 10개씩 추가로 보여짐(AJAX 활용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작성자 ID, 동물선택(강아지, 고양이, 기타) 텍스트(예 검정색 고양이), 품종(푸들등 20개 나머지 <text:s text:c="6"/>는 기타), 지역(도, 시), 성별(수컷, 암컷), 추가할 내용 – 텍스트에어리어</text:p>
            <text:p>2) 신청하기 버튼, 취소 버튼</text:p>
            <text:p/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자주하는 질문게시판을 보여준다.</text:p>
            <text:p>2) 페이징은 10개씩 보여주고, 페이지번호는 10개씩</text:p>
            <text:p>3) 아래쪽에는 문의하기 버튼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하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 : 텍스트(이메일만 쓰도록), 제목 : 텍스트</text:p>
            <text:p>2) 텍스트 에어리어에 문의 글을 쓰도록 하기</text:p>
            <text:p>3) 전송, 취소버튼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자 등록, 입양 목록, 분양 목록, 내가쓴글/쪽지보기,</text:p>
            <text:p><text:s text:c="4"/>입양신청서 보기, 신고내역</text:p>
            <text:p>2) 마이페이지에 들어가면 내가쓴글/쪽지 게시판을 보여준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개인정보수정, 분양회원 정보, 입양 목록, 분양 목록, 내가쓴글/쪽지보기,</text:p>
            <text:p><text:s text:c="4"/>입양신청서 보기, 신고내역</text:p>
            <text:p><text:span text:style-name="T1">2) </text:span><text:span text:style-name="T1">마이페이지에 들어가면 내가쓴글</text:span><text:span text:style-name="T1">/</text:span><text:span text:style-name="T1">쪽지 게시판을 보여준다</text:span><text:span text:style-name="T1">.</text:span>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개인정보수정 태그를 누르면 현재비밀번호를 입력해서 맞으면 개인정보수정으로 가고 틀리면</text:p>
            <text:p><text:s text:c="4"/>알림창 띠움</text:p>
            <text:p>2) 아이디(변경불가), 이름(변경불가), 비밀번호 변경, 비밀번호 확인, 이메일 변경, 전화번호 변경,</text:p>
            <text:p><text:s text:c="4"/>계좌번호(변경불가)</text:p>
            <text:p>3) 수정, 취소, 회원탈퇴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8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서브창을 띄어서 약관에 서명을 하게 한다.</text:p>
            <text:p>2) 약관을 체크하면 계좌번호, 동물등록번호를 입력해 데이터베이스에 있는 동물등록번호와 </text:p>
            <text:p><text:s text:c="4"/>일치한지 확인한다.</text:p>
            <text:p>3) 확인되면 신청한 내역을 신청테이블에 값을 저장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일반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진,아이디, 계좌번호, 반려동물등록번호, 이름, 분양횟수를 보여준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입양을 신청한 입양 내역을 보여준다.</text:p>
            <text:p>2) 각 게시글 옆에 수정, 삭제버튼, 입양확인 버튼</text:p>
            <text:p>3) 입양확인 버튼을 누르면 입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을 신청한 분양 내역을 보여준다.</text:p>
            <text:p>2) 각 게시글 옆에 수정, 삭제버튼, 분양확인 버튼</text:p>
            <text:p>3) 분양확인 버튼을 누르면 분양확인 내역을 데이터베이스에 저장한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내가 쓴 글, 쪽지보기 옵션으로 셀렉해서 리스트를 보여준다.(ajax)활용</text:p>
            <text:p>2) 번호, 제목, 아이디, 날짜를 보여준다. </text:p>
            <text:p>3) 페이징은 10개씩 보여주고 페이지번호는 10개씩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4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가 분양한 게시글에 대한 입양신청서를 보여준다.</text:p>
            <text:p>2) 번호, 종류, 품종, 크기, 중성화여부, 입양신청일, 아이디를 보여준다.</text:p>
            <text:p>3) 번호를 누르면 입양신청서를 볼 수 있도록 한다.</text:p>
            <text:p>4) 각 입양신청서 옆에 선택버튼을 만들어 분양자가 입양자를 선택하도록 한다.</text:p>
            <text:p>5) 선택을 누르면 분양자의 아아디, 이름, 이메일, 계좌번호, 동물등록번호를 입양자에게 쪽지로 보 <text:s text:c="6"/>내준다. </text:p>
            <text:p>6) 분양자에게도 입양자의 아이디, 이름 , 이메일을 쪽지로 보내준다.</text:p>
            <text:p>7) 선택을 누르면 분양글 제목 앞에 [분양완료] 붙여서 분양글 수정</text:p>
            <text:p><text:span text:style-name="T1">8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분양회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0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준다.</text:p>
            <text:p>2) 번호, 제목, 날짜</text:p>
            <text:p><text:span text:style-name="T1">3) </text:span><text:span text:style-name="T1">페이징은 </text:span><text:span text:style-name="T1">10</text:span><text:span text:style-name="T1">개씩 보여주고 페이지번호는 </text:span><text:span text:style-name="T1">10</text:span><text:span text:style-name="T1">개씩</text:span>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왼쪽 사이드바에 공지사항, 분양내역, 입양내역, 신청내역, 문의사항, 신고내역, 신고처리, </text:p>
            <text:p><text:s text:c="4"/>아이디 삭제 태그</text:p>
            <text:p>2) 각 태그를 누르면 해당하는 게시글 리스트를 보여준다. 각 게시글에 삭제버튼</text:p>
            <text:p>3) 아이디 삭제태그를 누르면 서브창을 띄어서 아이디를 입력하면 해당 아이디 삭제</text:p>
            <text:p>4) 페이징은 10개씩 보여주고, 페이지번호는 10개씩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분양자 신청내역옆에 수락 버튼</text:p>
            <text:p>2) 수락버튼을 누르면 회원정보에 분양자로 수정하고 계좌번호, 동물등록번호를 입력해준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사용자가 신고한 신고내역을 보여주고 옆에 밴 버튼을 추가해준다.</text:p>
            <text:p>2) 번호, 제목, 신고한 아이디, 신고된 아이디, 이메일, 날짜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관리자가 신고처리한 내역을 보여준다.</text:p>
            <text:p>2) 신고된 아이디, 이메일, 카운트, 신고처리 시간, 해제시간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이메일, 제목, 내용을 보여준다.</text:p>
            <text:p>2) 사용자에게 받은 문의사항에 대해서 이메일로 답변을 해준다.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7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 클릭으로 신고 기능 메뉴 클릭</text:p>
            <text:p>2) 번호, 제목, 신고한 아이디, 신고된 아이디, 이메일, 날짜를 신고테이블에 insert</text:p>
            <text:p>3) 관리자페이지에서 신고내역게시글 옆에 밴 버튼</text:p>
            <text:p>4) 신고처리 테이블에 관리자가 밴을 한 아이디, 이메일, 카운트, 신고처리 시간, 해제시간 insert</text:p>
            <text:p>5) 카운트가 0이면 7일, 카운트가 1이면 14일, 카운트가 2면 영구정지(카운트 -1 변경)</text:p>
            <text:p><text:s text:c="4"/>카운트 시작은 0 <text:s/></text:p>
            <text:p>6) 이 요구사항은 스프링 배치로 이용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11" office:value-type="string" table:number-columns-spanned="2" table:number-rows-spanned="1">
            <text:p>관리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13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동물등록번호를 데이터베이스에 입력한다.</text:p>
            <text:p>2) 동물등록번호, 소유자이름, 등록일자, 이름, 품종, 생년월일, 성별, 중성화여부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중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TA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탭구현</text:p>
          </table:table-cell>
          <table:table-cell table:number-columns-repeated="1017"/>
        </table:table-row>
        <table:table-row table:style-name="ro9">
          <table:table-cell table:style-name="ce2" office:value-type="string" table:number-columns-spanned="2" table:number-rows-spanned="1">
            <text:p>요구사항 설명</text:p>
          </table:table-cell>
          <table:covered-table-cell/>
          <table:table-cell table:style-name="ce10" office:value-type="string" table:number-columns-spanned="5" table:number-rows-spanned="1">
            <text:p>1) 아이디를 클릭하면 탭창이 생김</text:p>
            <text:p>2) 해당아이디가 쓴글, 쪽지보내기, 신고하기 버튼 </text:p>
            <text:p>3) 신고하기 버튼을 누르면 어떠한 이유로 신고를 하는지 셀렉문으로 선택하게 함</text:p>
            <text:p><text:s text:c="4"/>(예 분양사기 의심, 게시물에 안맞는 게시글 등)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관련 요구사항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전제 조건</text:p>
          </table:table-cell>
          <table:covered-table-cell/>
          <table:table-cell table:style-name="ce3" office:value-type="string" table:number-columns-spanned="2" table:number-rows-spanned="1">
            <text:p>로그인한 사용자</text:p>
          </table:table-cell>
          <table:covered-table-cell/>
          <table:table-cell table:style-name="ce2" office:value-type="string" table:number-columns-spanned="2" table:number-rows-spanned="1">
            <text:p>우선순위</text:p>
          </table:table-cell>
          <table:covered-table-cell/>
          <table:table-cell table:style-name="ce9" office:value-type="string">
            <text:p>상</text:p>
          </table:table-cell>
          <table:table-cell table:number-columns-repeated="1017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2" table:style-name="ta2">
        <table:table-column table:style-name="co1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로그인 후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IN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메인페이지 – 관리자 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일반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IGN UP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자회원 회원가입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LOGI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로그인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NOT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공지사항 게시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INFOMATIO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ANONYMOUS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익명게시판 글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게시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등록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분양페이지 내용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PARCEL OUT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입양신청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고객센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SERVIC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일반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회원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개인정보수정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등록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분양자 정보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- 1.6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- 입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7" office:value-type="string" table:number-columns-spanned="2" table:number-rows-spanned="1">
            <text:p>MY PAGE – 1.7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분양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8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내가 쓴 글/쪽지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9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입양신청서 보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Y PAGE – 1.10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마이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2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청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3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내역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4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신고처리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MANAGER – 1.5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관리자페이지 – 문의하기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BAN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불법 회원 신고 기능</text:p>
          </table:table-cell>
          <table:table-cell table:number-columns-repeated="1017"/>
        </table:table-row>
        <table:table-row table:style-name="ro11">
          <table:table-cell table:style-name="ce2" office:value-type="string" table:number-columns-spanned="2" table:number-rows-spanned="1">
            <text:p>요구사항 번호</text:p>
          </table:table-cell>
          <table:covered-table-cell/>
          <table:table-cell table:style-name="ce3" office:value-type="string" table:number-columns-spanned="2" table:number-rows-spanned="1">
            <text:p>DB – 1.1</text:p>
          </table:table-cell>
          <table:covered-table-cell/>
          <table:table-cell table:style-name="ce2" office:value-type="string" table:number-columns-spanned="2" table:number-rows-spanned="1">
            <text:p>요구사항 명</text:p>
          </table:table-cell>
          <table:covered-table-cell/>
          <table:table-cell table:style-name="ce9" office:value-type="string">
            <text:p>동물등록번호 데이터베이스</text:p>
          </table:table-cell>
          <table:table-cell table:number-columns-repeated="101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2">
        <table:table-column table:style-name="co1" table:default-cell-style-name="ce1"/>
        <table:table-column table:style-name="co3" table:number-columns-repeated="1023" table:default-cell-style-name="ce1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-03-01</text:date>, <text:time>16:48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0-02-24T15:24:56Z</meta:creation-date>
    <dc:date>2020-03-01T16:48:15.59</dc:date>
    <meta:editing-cycles>16</meta:editing-cycles>
    <meta:editing-duration>PT10H18M32S</meta:editing-duration>
    <meta:document-statistic meta:table-count="3" meta:cell-count="511" meta:object-count="0"/>
  </office:meta>
</office:document-meta>
</file>